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office:automatic-styles>
  <office:body>
    <office:text text:use-soft-page-breaks="true">
      <text:p text:style-name="P1">Methodology</text:p>
      <text:p text:style-name="Normal">For this project a scrum methodology was selected as we each have experience in this style of development. Each sprint will be 1 week the work to be completed will be decided in a meeting at the start of the sprint where work completed the previous sprint will be discussed. This will then be used in conjunction with the user stories to decide if a feature is complete for more rigorous testing later. Simple play testing will be done at the end of each sprint to determine if core development is complete. This is discussed among the team at the start of the sprint to reach a consensus on if a feature is complete. This is then used to determine what features are to be implemented during the current sprint with any design decisions needed to be made. Each developer will briefly discuss how they will go about implementation to ensure the projects architecture is clean and maintainable.</text:p>
      <text:p text:style-name="Normal">The roles and responsibilities:</text:p>
      <text:list text:style-name="LFO1" text:continue-numbering="true">
        <text:list-item>
          <text:p text:style-name="P2">Jonathan<text:s/>– Project manager – strategy of project development and feature release schedule.</text:p>
        </text:list-item>
        <text:list-item>
          <text:p text:style-name="P3">Harrison<text:s/>– User experience guru – designing and developing UI and in charge of testing plan.</text:p>
        </text:list-item>
        <text:list-item>
          <text:p text:style-name="P4">Morgan -<text:s/>Technical director – establishing rules of engagement for repo and documentation of development approach</text:p>
        </text:list-item>
      </text:list>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nathan Andrews</meta:initial-creator>
    <dc:creator>Jonathan Andrews</dc:creator>
    <meta:creation-date>2026-04-10T10:06:00Z</meta:creation-date>
    <dc:date>2026-04-10T10:21:00Z</dc:date>
    <meta:template xlink:href="Normal.dotm" xlink:type="simple"/>
    <meta:editing-cycles>1</meta:editing-cycles>
    <meta:editing-duration>PT900S</meta:editing-duration>
    <meta:document-statistic meta:page-count="1" meta:paragraph-count="2" meta:word-count="184" meta:character-count="1234" meta:row-count="8" meta:non-whitespace-character-count="1052"/>
  </office:meta>
</office:document-meta>
</file>